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ise_var</text:p>
          </table:table-cell>
          <table:table-cell table:style-name="ce2" office:value-type="string" calcext:value-type="string">
            <text:p>σ_3</text:p>
          </table:table-cell>
          <table:table-cell table:style-name="ce2" office:value-type="string" calcext:value-type="string">
            <text:p>σ_4</text:p>
          </table:table-cell>
          <table:table-cell table:style-name="ce2" office:value-type="string" calcext:value-type="string">
            <text:p>σ_4/σ_3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1/1000</text:p>
          </table:table-cell>
          <table:table-cell office:value-type="float" office:value="-7.58811" calcext:value-type="float">
            <text:p>-7.58811</text:p>
          </table:table-cell>
          <table:table-cell office:value-type="float" office:value="-0.898109" calcext:value-type="float">
            <text:p>-0.898109</text:p>
          </table:table-cell>
          <table:table-cell table:style-name="ce3" office:value-type="float" office:value="0.00000430044" calcext:value-type="float">
            <text:p>4.30E-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/1000</text:p>
          </table:table-cell>
          <table:table-cell office:value-type="float" office:value="-7.58834" calcext:value-type="float">
            <text:p>-7.58834</text:p>
          </table:table-cell>
          <table:table-cell office:value-type="float" office:value="-0.896959" calcext:value-type="float">
            <text:p>-0.896959</text:p>
          </table:table-cell>
          <table:table-cell table:style-name="ce3" office:value-type="float" office:value="0.0000172137" calcext:value-type="float">
            <text:p>1.72E-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/1000</text:p>
          </table:table-cell>
          <table:table-cell office:value-type="float" office:value="7.58857" calcext:value-type="float">
            <text:p>7.58857</text:p>
          </table:table-cell>
          <table:table-cell office:value-type="float" office:value="0.89581" calcext:value-type="float">
            <text:p>0.89581</text:p>
          </table:table-cell>
          <table:table-cell table:style-name="ce3" office:value-type="float" office:value="0.0000387577" calcext:value-type="float">
            <text:p>3.88E-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/1000</text:p>
          </table:table-cell>
          <table:table-cell office:value-type="float" office:value="7.58878" calcext:value-type="float">
            <text:p>7.58878</text:p>
          </table:table-cell>
          <table:table-cell office:value-type="float" office:value="0.894662" calcext:value-type="float">
            <text:p>0.894662</text:p>
          </table:table-cell>
          <table:table-cell table:style-name="ce3" office:value-type="float" office:value="0.0000689499" calcext:value-type="float">
            <text:p>6.89E-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/1000</text:p>
          </table:table-cell>
          <table:table-cell office:value-type="float" office:value="7.58899" calcext:value-type="float">
            <text:p>7.58899</text:p>
          </table:table-cell>
          <table:table-cell office:value-type="float" office:value="0.893514" calcext:value-type="float">
            <text:p>0.893514</text:p>
          </table:table-cell>
          <table:table-cell office:value-type="float" office:value="0.000107808" calcext:value-type="float">
            <text:p>0.0001078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6/1000</text:p>
          </table:table-cell>
          <table:table-cell office:value-type="float" office:value="7.58919" calcext:value-type="float">
            <text:p>7.58919</text:p>
          </table:table-cell>
          <table:table-cell office:value-type="float" office:value="0.892367" calcext:value-type="float">
            <text:p>0.892367</text:p>
          </table:table-cell>
          <table:table-cell office:value-type="float" office:value="0.000155349" calcext:value-type="float">
            <text:p>0.00015534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7/1000</text:p>
          </table:table-cell>
          <table:table-cell office:value-type="float" office:value="7.58938" calcext:value-type="float">
            <text:p>7.58938</text:p>
          </table:table-cell>
          <table:table-cell office:value-type="float" office:value="0.89122" calcext:value-type="float">
            <text:p>0.89122</text:p>
          </table:table-cell>
          <table:table-cell office:value-type="float" office:value="0.00021159" calcext:value-type="float">
            <text:p>0.0002115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8/1000</text:p>
          </table:table-cell>
          <table:table-cell office:value-type="float" office:value="7.58956" calcext:value-type="float">
            <text:p>7.58956</text:p>
          </table:table-cell>
          <table:table-cell office:value-type="float" office:value="0.890073" calcext:value-type="float">
            <text:p>0.890073</text:p>
          </table:table-cell>
          <table:table-cell office:value-type="float" office:value="0.000276548" calcext:value-type="float">
            <text:p>0.00027654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9/1000</text:p>
          </table:table-cell>
          <table:table-cell office:value-type="float" office:value="7.58973" calcext:value-type="float">
            <text:p>7.58973</text:p>
          </table:table-cell>
          <table:table-cell office:value-type="float" office:value="0.888927" calcext:value-type="float">
            <text:p>0.888927</text:p>
          </table:table-cell>
          <table:table-cell office:value-type="float" office:value="0.00035024" calcext:value-type="float">
            <text:p>0.000350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0/1000</text:p>
          </table:table-cell>
          <table:table-cell office:value-type="float" office:value="7.5899" calcext:value-type="float">
            <text:p>7.5899</text:p>
          </table:table-cell>
          <table:table-cell office:value-type="float" office:value="0.887782" calcext:value-type="float">
            <text:p>0.887782</text:p>
          </table:table-cell>
          <table:table-cell office:value-type="float" office:value="0.000432682" calcext:value-type="float">
            <text:p>0.00043268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5/100</text:p>
          </table:table-cell>
          <table:table-cell office:value-type="float" office:value="7.59144" calcext:value-type="float">
            <text:p>7.59144</text:p>
          </table:table-cell>
          <table:table-cell office:value-type="float" office:value="0.870646" calcext:value-type="float">
            <text:p>0.870646</text:p>
          </table:table-cell>
          <table:table-cell office:value-type="float" office:value="0.00273011" calcext:value-type="float">
            <text:p>0.002730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50/1000</text:p>
          </table:table-cell>
          <table:table-cell table:style-name="ce1" office:value-type="float" office:value="0.0109235" calcext:value-type="float">
            <text:p>0.0109235</text:p>
          </table:table-cell>
          <table:table-cell table:style-name="ce1" office:value-type="float" office:value="0.00012098" calcext:value-type="float">
            <text:p>0.00012098</text:p>
          </table:table-cell>
          <table:table-cell table:style-name="ce1" office:value-type="float" office:value="0.0110752" calcext:value-type="float">
            <text:p>0.0110752</text:p>
          </table:table-cell>
          <table:table-cell table:style-name="ce1" office:value-type="string" calcext:value-type="string">
            <text:p>N</text:p>
          </table:table-cell>
        </table:table-row>
      </table:table>
      <table:named-expressions/>
      <table:database-ranges>
        <table:database-range table:name="__Anonymous_Sheet_DB__0" table:target-range-address="Sheet1.A1:Sheet1.B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7:54:52.599000626</meta:creation-date>
    <dc:date>2023-10-11T19:50:32.961986223</dc:date>
    <meta:editing-duration>PT50M13S</meta:editing-duration>
    <meta:editing-cycles>2</meta:editing-cycles>
    <meta:generator>LibreOffice/7.3.7.2$Linux_X86_64 LibreOffice_project/30$Build-2</meta:generator>
    <meta:document-statistic meta:table-count="1" meta:cell-count="65" meta:object-count="0"/>
  </office:meta>
</office:document-meta>
</file>